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rdf+xml" manifest:full-path="manifest.rdf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Object 10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11"/>
  <manifest:file-entry manifest:media-type="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weight="bold" style:font-weight-asian="bold" style:font-weight-complex="bold"/>
    </style:style>
    <style:style style:name="P2" style:family="paragraph" style:parent-style-name="mark" style:list-style-name="L17">
      <style:text-properties fo:font-weight="bold" style:font-weight-asian="bold" style:font-weight-complex="bold"/>
    </style:style>
    <style:style style:name="P3" style:family="paragraph" style:parent-style-name="mark" style:list-style-name="L17">
      <style:text-properties fo:font-weight="normal" style:font-weight-asian="normal" style:font-weight-complex="normal"/>
    </style:style>
    <style:style style:name="P4" style:family="paragraph" style:parent-style-name="mark" style:list-style-name="L16"/>
    <style:style style:name="T1" style:family="text">
      <style:text-properties fo:font-variant="normal" fo:text-transform="none" fo:color="#000000" style:font-name="Times New Roman" fo:font-size="32pt" fo:letter-spacing="normal" fo:language="zxx" fo:country="none" fo:font-style="norma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variant="normal" fo:text-transform="none" fo:color="#000000" style:font-name="Times New Roman" fo:font-size="14pt" fo:letter-spacing="normal" fo:language="zxx" fo:country="none" fo:font-style="normal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">M.08 </text:span><text:span text:style-name="T3"><text:tab/>Послідовність: </text:span><text:span text:style-name="T3"><draw:frame draw:style-name="fr1" draw:name="Object1" text:anchor-type="as-char" svg:y="-0.198in" svg:width="1.9535in" svg:height="0.327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list xml:id="list2034015932" text:style-name="L16">
        <text:list-item>
          <text:p text:style-name="P4"><text:span text:style-name="T3">якщо вказано правило, за яким кожному натуральному числу n відповідає певне число </text:span><text:span text:style-name="T3"><draw:frame draw:style-name="fr1" draw:name="Object2" text:anchor-type="as-char" svg:y="-0.198in" svg:width="0.222in" svg:height="0.327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;</text:span></text:p>
        </text:list-item>
        <text:list-item>
          <text:p text:style-name="P4"><text:span text:style-name="T3">функція задана на множині натуральних чисел.</text:span></text:p>
        </text:list-item>
      </text:list>
      <text:p text:style-name="mark"><text:span text:style-name="T3">Число </text:span><text:span text:style-name="T3"><draw:frame draw:style-name="fr1" draw:name="Object3" text:anchor-type="as-char" svg:y="-0.1134in" svg:width="0.1472in" svg:height="0.125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називають границею послідовності </text:span><text:span text:style-name="T3"><draw:frame draw:style-name="fr1" draw:name="Object4" text:anchor-type="as-char" svg:y="-0.198in" svg:width="1.4437in" svg:height="0.32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якщо </text:span><text:span text:style-name="T3"><draw:frame draw:style-name="fr1" draw:name="Object5" text:anchor-type="as-char" svg:y="-0.198in" svg:width="0.5929in" svg:height="0.2457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<draw:frame draw:style-name="fr1" draw:name="Object6" text:anchor-type="as-char" svg:y="-0.198in" svg:width="0.3756in" svg:height="0.32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: </text:span><text:span text:style-name="T3"><draw:frame draw:style-name="fr1" draw:name="Object7" text:anchor-type="as-char" svg:y="-0.198in" svg:width="0.8898in" svg:height="0.327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"><draw:frame draw:style-name="fr1" draw:name="Object8" text:anchor-type="as-char" svg:y="-0.198in" svg:width="0.8835in" svg:height="0.3925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. якщо границя це число – то збіжна, якщо ні – розбіжна.</text:span></text:p>
      <text:p text:style-name="P1"><text:span text:style-name="T4">Критерій Коші існування границі: </text:span><text:span text:style-name="T2">аби послідовність </text:span><text:span text:style-name="T2"><draw:frame draw:style-name="fr1" draw:name="Object9" text:anchor-type="as-char" svg:y="-0.198in" svg:width="0.4189in" svg:height="0.3272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"> мала границю а, необхідно і достатньо, щоб </text:span><text:span text:style-name="T2"><draw:frame draw:style-name="fr1" draw:name="Object10" text:anchor-type="as-char" svg:y="-0.198in" svg:width="0.9217in" svg:height="0.3272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"> , </text:span><text:span text:style-name="T2"><draw:frame draw:style-name="fr1" draw:name="Object11" text:anchor-type="as-char" svg:y="-0.198in" svg:width="0.2402in" svg:height="0.3272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- безкінечно мала</text:span></text:p>
      <text:p text:style-name="P1"><text:span text:style-name="T4">Безкінечно мала</text:span><text:span text:style-name="T2">, якщо </text:span><text:span text:style-name="T2"><draw:frame draw:style-name="fr1" draw:name="Object12" text:anchor-type="as-char" svg:y="-0.198in" svg:width="0.8992in" svg:height="0.393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"><text:span text:style-name="T4">Властивості</text:span><text:span text:style-name="T2">:</text:span></text:p>
      <text:list xml:id="list1473705083" text:style-name="L17">
        <text:list-item>
          <text:p text:style-name="P2"><text:span text:style-name="T2">Сума безкінечно малих послідовностей – теж безкінечно малих послідовностей.</text:span></text:p>
        </text:list-item>
        <text:list-item>
          <text:p text:style-name="P3"><text:span text:style-name="T4">Добуток нескінченно малої функції на обмежену – нескінченно мала функці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6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02</meta:generator>
    <dc:date>2015-07-10T19:49:02</dc:date>
    <dc:creator>axel </dc:creator>
    <meta:editing-duration>PT3H22M39S</meta:editing-duration>
    <meta:editing-cycles>16</meta:editing-cycles>
    <meta:document-statistic meta:table-count="0" meta:image-count="0" meta:object-count="12" meta:page-count="1" meta:paragraph-count="9" meta:word-count="83" meta:character-count="417" meta:non-whitespace-character-count="478"/>
  </office:meta>
</office:document-meta>
</file>

<file path=Object 1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  <mi>,</mi>
      <mrow>
        <mn>...</mn>
        <mo stretchy="false">=</mo>
        <mo stretchy="false">{</mo>
      </mrow>
      <msub>
        <mi>x</mi>
        <mi>n</mi>
      </msub>
      <mo stretchy="false">}</mo>
    </mrow>
    <annotation encoding="StarMath 5.0">x_1, x_2, ..., x_n, ... = \{x_n \}</annotation>
  </semantics>
</math>
</file>

<file path=Object 10/content.xml><?xml version="1.0" encoding="utf-8"?>
<math xmlns="http://www.w3.org/1998/Math/MathML">
  <semantics>
    <mrow>
      <mrow>
        <msub>
          <mi>x</mi>
          <mi>n</mi>
        </msub>
        <mo stretchy="false">=</mo>
        <mrow>
          <mi>a</mi>
          <mo stretchy="false">+</mo>
          <msub>
            <mi>L</mi>
            <mi>n</mi>
          </msub>
        </mrow>
      </mrow>
    </mrow>
    <annotation encoding="StarMath 5.0">x_n = a + L_n</annotation>
  </semantics>
</math>
</file>

<file path=Object 11/content.xml><?xml version="1.0" encoding="utf-8"?>
<math xmlns="http://www.w3.org/1998/Math/MathML">
  <semantics>
    <mrow>
      <msub>
        <mi>L</mi>
        <mi>n</mi>
      </msub>
    </mrow>
    <annotation encoding="StarMath 5.0">L_n</annotation>
  </semantics>
</math>
</file>

<file path=Object 12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o stretchy="false">∞</mo>
            </mrow>
          </munder>
          <msub>
            <mi>L</mi>
            <mi>n</mi>
          </msub>
        </mrow>
        <mo stretchy="false">=</mo>
        <mn>0</mn>
      </mrow>
    </mrow>
    <annotation encoding="StarMath 5.0">lim from {n rightarrow infinity} L_n = 0</annotation>
  </semantics>
</math>
</file>

<file path=Object 2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3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4/content.xml><?xml version="1.0" encoding="utf-8"?>
<math xmlns="http://www.w3.org/1998/Math/MathML">
  <semantics>
    <mrow>
      <msub>
        <mi>x</mi>
        <mn>1,</mn>
      </msub>
      <msub>
        <mi>x</mi>
        <mn>2,</mn>
      </msub>
      <mn>...</mn>
      <mi>,</mi>
      <msub>
        <mi>x</mi>
        <mi>n</mi>
      </msub>
      <mi>,</mi>
      <mn>...</mn>
      <mi>,</mi>
    </mrow>
    <annotation encoding="StarMath 5.0">x_1, x_2, ..., x_n, ...,</annotation>
  </semantics>
</math>
</file>

<file path=Object 5/content.xml><?xml version="1.0" encoding="utf-8"?>
<math xmlns="http://www.w3.org/1998/Math/MathML">
  <semantics>
    <mrow>
      <mo stretchy="false">∀</mo>
      <mrow>
        <mo stretchy="false">ε</mo>
        <mo stretchy="false">&gt;</mo>
        <mn>0</mn>
      </mrow>
    </mrow>
    <annotation encoding="StarMath 5.0">forall %varepsilon  &gt; 0</annotation>
  </semantics>
</math>
</file>

<file path=Object 6/content.xml><?xml version="1.0" encoding="utf-8"?>
<math xmlns="http://www.w3.org/1998/Math/MathML">
  <semantics>
    <mrow>
      <mo stretchy="false">∃</mo>
      <msub>
        <mi>n</mi>
        <mn>0</mn>
      </msub>
    </mrow>
    <annotation encoding="StarMath 5.0">exists n_0</annotation>
  </semantics>
</math>
</file>

<file path=Object 7/content.xml><?xml version="1.0" encoding="utf-8"?>
<math xmlns="http://www.w3.org/1998/Math/MathML">
  <semantics>
    <mrow>
      <mrow>
        <mrow>
          <mo stretchy="false">∣</mo>
          <mrow>
            <msub>
              <mi>x</mi>
              <mi>n</mi>
            </msub>
            <mi>–</mi>
            <mi>a</mi>
          </mrow>
          <mo stretchy="false">∣</mo>
        </mrow>
        <mo stretchy="false">&lt;</mo>
        <mo stretchy="false">ε</mo>
      </mrow>
    </mrow>
    <annotation encoding="StarMath 5.0">lline x_n – a rline &lt; %varepsilon</annotation>
  </semantics>
</math>
</file>

<file path=Object 8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o stretchy="false">∞</mo>
            </mrow>
          </munder>
          <msub>
            <mi>x</mi>
            <mi>n</mi>
          </msub>
        </mrow>
        <mo stretchy="false">=</mo>
        <mi>a</mi>
      </mrow>
    </mrow>
    <annotation encoding="StarMath 5.0">lim from {n rightarrow infinity} x_n = a</annotation>
  </semantics>
</math>
</file>

<file path=Object 9/content.xml><?xml version="1.0" encoding="utf-8"?>
<math xmlns="http://www.w3.org/1998/Math/MathML">
  <semantics>
    <mrow>
      <mo stretchy="false">{</mo>
      <msub>
        <mi>x</mi>
        <mi>n</mi>
      </msub>
      <mo stretchy="false">}</mo>
    </mrow>
    <annotation encoding="StarMath 5.0">\{x_n \}</annotation>
  </semantics>
</math>
</file>